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03:40.77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7.2$Windows_x86 LibreOffice_project/f3153a8b245191196a4b6b9abd1d0da16eead600</meta:generator>
  </office:meta>
</office:document-meta>
</file>